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stem Font" svg:font-family="'System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A876 – EXERCÍCIOS: PRODUTOR-CONSUMIDOR</text:p>
      <text:p text:style-name="P5">Objetivo: encontrar e resolver problemas em sistemas produtor-consumidor.</text:p>
      <text:p text:style-name="P1"/>
      <text:p text:style-name="P1">Obs: Estes exercícios usam o programa threading/patterns/produtor-consumidor.c.</text:p>
      <text:p text:style-name="P1"/>
      <text:p text:style-name="P3">Exercício 1</text:p>
      <text:p text:style-name="P5">Objetivo: entender os elementos que compõem um sistema produtor-consumidor</text:p>
      <text:p text:style-name="P1"/>
      <text:p text:style-name="P1">Analisando o código de produtor-consumidor.c, identifique:</text:p>
      <text:p text:style-name="P1">a) A função/thread que produz elementos. Como eles são produzidos?</text:p>
      <text:p text:style-name="P1">b) A função/thread que consome elementos. Como eles são consumidos?</text:p>
      <text:p text:style-name="P1">c) A estrutura de dados que é usada para passar elementos da thread produtora para a consumidora.</text:p>
      <text:p text:style-name="P1"/>
      <text:p text:style-name="P3">Exercício 2</text:p>
      <text:p text:style-name="P5">Objetivo: encontrar condições de corrida</text:p>
      <text:p text:style-name="P1"/>
      <text:p text:style-name="P1">No programa produtor-consumidor.c, o que acontece se:</text:p>
      <text:p text:style-name="P1">a) Os elementos são produzidos e consumidos na mesma taxa, sincronizadamente (um elemento produzido para um elemento consumido)?</text:p>
      <text:p text:style-name="P1">b) Os elementos são produzidos mais rápido que podem ser consumidos?</text:p>
      <text:p text:style-name="P1">c) Os elementos são consumidos mais rápido que podem ser produzidos?</text:p>
      <text:p text:style-name="P1"/>
      <text:p text:style-name="P1">Após realizar essas inferências, execute o código. Se precisar, altere as instruções sleep() dentro das threads para realizar mais testes. Ainda não altere mais nada no programa.</text:p>
      <text:p text:style-name="P1"/>
      <text:p text:style-name="P3">Exercício 3</text:p>
      <text:p text:style-name="P5">Objetivo: encontrar regiões críticas</text:p>
      <text:p text:style-name="P1"/>
      <text:p text:style-name="P1">Encontre as regiões críticas das threads e proteja-as com mutexes. Agora, o programa funciona como deveria? Por que?</text:p>
      <text:p text:style-name="P1"/>
      <text:p text:style-name="P3">Exercício 4</text:p>
      <text:p text:style-name="P5">Objetivo: analisar uma proposta de alteração de programa</text:p>
      <text:p text:style-name="P1"/>
      <text:p text:style-name="P1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1">(obs: se você preferir implementar a solução para testar, faça uma cópia de segurança do código-fonte original, pois ele será usado no exercício 5).</text:p>
      <text:p text:style-name="P1"/>
      <text:p text:style-name="P3">Exercício 5</text:p>
      <text:p text:style-name="P5">Objetivo: propor uma solução para o problema de buffer circular do produtor-consumidor.</text:p>
      <text:p text:style-name="P1"/>
      <text:p text:style-name="P1">O objetivo deste exercício é propor uma solução para os problemas que encontramos no sistema, de tal forma que:</text:p>
      <text:p text:style-name="P1">a) somente as funções produtor() e consumidor() sejam alteradas em relação ao código-fonte original,</text:p>
      <text:p text:style-name="P1">b) nenhuma produção seja perdida, isto é, todas as produções possam ser consumidas,</text:p>
      <text:p text:style-name="P1">c) funções sleep() não tenham que ser usadas (embora possam ser usadas durante fases de teste).</text:p>
      <text:p text:style-name="P1"/>
      <text:p text:style-name="P3"><text:soft-page-break/>LEITURA COMPLEMENTAR</text:p>
      <text:p text:style-name="P2"/>
      <text:p text:style-name="P2">Após resolver o problema do sistema produtor-consumidor usando mutexes, leia o seguinte texto:</text:p>
      <text:p text:style-name="P2"/>
      <text:p text:style-name="P2"><text:a xlink:type="simple" xlink:href="https://www.geeksforgeeks.org/semaphores-operating-system/">https://www.geeksforgeeks.org/semaphores-operating-system/</text:a></text:p>
      <text:p text:style-name="P2"/>
      <text:p text:style-name="P2">Se precisar, encontre mais leituras sobre semáforos. A documentação da biblioteca semaphore.h pode ser bastante útil:</text:p>
      <text:p text:style-name="P2"/>
      <text:p text:style-name="P2"><text:a xlink:type="simple" xlink:href="http://pubs.opengroup.org/onlinepubs/009696799/basedefs/semaphore.h.html">http://pubs.opengroup.org/onlinepubs/009696799/basedefs/semaphore.h.html</text:a></text:p>
      <text:p text:style-name="P2"/>
      <text:p text:style-name="P2">Na biblioteca, encontre:</text:p>
      <text:p text:style-name="P2">a) Qual é a função em C que implementa as funcionalidades de v(), que é descrita no texto recomendado?</text:p>
      <text:p text:style-name="P2">b) Qual é a função em C que implementa as funcionalidades de p(), que é descrita no texto recomendado?</text:p>
      <text:p text:style-name="P2"/>
      <text:p text:style-name="P2">Depois disso, resolva novamente o Exercício 5, mas, desta vez, usando semáforos ao invés de mutexes. <text:s/>Exceto pela adição de variáveis globais relacionadas a semáforos, você não deve alterar o código-fonte original. </text:p>
      <text:p text:style-name="P2"/>
      <text:p text:style-name="P2">Esse exercício não será feito em aula, mas todos devem sentir-se livres para perguntar sobre ele em horários de monitoria e/ou atendimento extra-classe. Em especial, devem sentir-se encorajados a estudar esse problema em grupo.</text:p>
      <text:p text:style-name="P2"/>
      <text:p text:style-name="P2">Embora haja diversas soluções para isso online, é interessante passar algum tempo buscando a própria solução antes de compará-la com as soluções da litera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stem Font" svg:font-family="'System Fo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10T14:31:33</meta:creation-date>
    <dc:date>2018-05-10T15:03:24</dc:date>
    <dc:creator>Tiago Tavares</dc:creator>
    <meta:editing-duration>PT31M51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2" meta:paragraph-count="40" meta:word-count="500" meta:character-count="3447"/>
  </office:meta>
</office:document-meta>
</file>